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scripción Funcional del Proyecto </text:p>
      <text:p text:style-name="Standard"/>
      <text:p text:style-name="Standard">Se requiere desarrollar un sistema de reserva de aulas (331-2025, 331-2026, 331-2027), salas de cómputo (0, 1, 2, 3, 4, y de maestría), sala de reuniones de profesores y ayudas audiovisuales (CPU, videobeam, televisor, reproductor VHS, filmadora, trípode para filmadora, computador portátil, proyector de acetatos, proyector de opacos) para la Escuela de Ingeniería de Sistemas y Computación (EISC). </text:p>
      <text:p text:style-name="Standard"/>
      <text:p text:style-name="Standard">El sistema debe permitir: </text:p>
      <text:p text:style-name="Standard"><text:s/>Gestionar (ingresar, modificar y eliminar) la información básica de los dos tipos de usuarios: administrador y docentes de la EISC. La información a gestionar será: Código, nombre completo, tipo de usuario, login y clave. </text:p>
      <text:p text:style-name="Standard"><text:s/>Autenticar los usuarios ante el sistema. </text:p>
      <text:p text:style-name="Standard"><text:s/>Gestionar la información básica de los salones de clase. La información a gestionar sobre las aulas de clase es: Identificador (Número. Edificio-Número salón) nombre del aula (opcional), número de sillas universitarias disponibles, ayudas audiovisuales disponibles en el salón y su estado (proyector de acetatos, proyector de opacos, CPU, videobeam, televisor) y disponibilidad o no de aire acondicionado. </text:p>
      <text:p text:style-name="Standard"><text:s/>Gestionar la información básica de las salas de cómputo. La información a gestionar sobre las salas de cómputo es: Número de sala, número de equipos, número de equipos en buen estado, ayudas audiovisuales disponibles en la sala (CPU y videobeam) y disponibilidad o no de aire acondicionado. </text:p>
      <text:p text:style-name="Standard"><text:s/>Gestionar la información básica de la sala de reuniones de la EISC. La información a gestionar sobre esta sala es: Nombre, capacidad. </text:p>
      <text:p text:style-name="Standard"><text:s/>Gestionar información básica de las ayudas audiovisuales portátiles. La información a gestionar sobre estas ayudas es: tipo de ayuda (videobeam, proyector de acetatos, computador portátil, filmadora digital, trípode para filmadora o cámara, reproductor de VHS), marca del equipo, número de inventario del equipo, descripción del estado. </text:p>
      <text:p text:style-name="Standard"><text:s/>Gestionar la información de reserva de aulas (salas de cómputo, sala de reuniones y salones de clase) En principio se debe dar prioridad a las reservas de aulas para actividades semestrales (clases, reuniones, claustros). En los horarios restantes se debe gestionar la información de reserva para otras actividades como sustentación de tesis, evaluaciones y clases extras. La información para gestionar una reserva es: Aula reservada (código), horario de reserva, responsable de la reserva y actividad a realizar. </text:p>
      <text:p text:style-name="Standard"><text:s/>Gestionar la información de reserva de ayudas audiovisuales portátiles. La información para gestionar este tipo de reserva es: Ayuda reservada (código), horario de reserva, responsable de la reserva y actividad a realizar. </text:p>
      <text:p text:style-name="Standard"><text:s/>Gestionar la información de cancelación de actividades en las aulas indicando la razón (fallas técnicas, disturbios universitarios y otros). La información a gestionar sobre estas cancelaciones es: código de la reserva/s canceladas, razón de la cancelación de la actividad. Esta cancelación se puede hacer de tres formas: </text:p>
      <text:p text:style-name="Standard"><text:s/>Cancelar una reserva específica </text:p>
      <text:p text:style-name="Standard">Cancelar para un periodo de tiempo establecido todas las reservas realizadas en uno, varios o todos los salones de clase. </text:p>
      <text:p text:style-name="Standard">Cancelar para un periodo de tiempo establecido todas las reservas realizadas en una, varias o todas los salas de cómputo. </text:p>
      <text:p text:style-name="Standard">Cancelar para un periodo de tiempo establecido todas las reservas realizadas para la sala de reuniones. </text:p>
      <text:p text:style-name="Standard">Generar horario gráfico, que se pueda imprimir, de las reservas por aula. </text:p>
      <text:p text:style-name="Standard">Generar horario gráfico, que se pueda imprimir, de las reservas por ayuda audiovisual portátil. </text:p>
      <text:p text:style-name="Standard">Reporte en PDF y pantalla de horas utilizadas, en orden descendente, de las ayudas audiovisuales portátiles en un periodo de tiempo. </text:p>
      <text:p text:style-name="Standard">Reporte en PDF y pantalla de los profesores con mayor número de horas reservadas en un periodo de tiempo. </text:p>
      <text:p text:style-name="Standard">Reporte en PDF y pantalla de reservas canceladas, según el tipo de razón, en un periodo de tiempo. </text:p>
      <text:p text:style-name="Standard"/>
      <text:p text:style-name="Standard">El administrador del sistema será el responsable de la gestión de reservas y cancelaciones de las actividades semestrales fijas y de la información básica del sistema. También podrá generar los horarios y reportes. </text:p>
      <text:p text:style-name="Standard"/>
      <text:p text:style-name="Standard">El docente podrá hacer reservas de las aulas en los horarios diferentes a los de las actividades semestrales fijas que estén disponibles y cancelarlas. También puede reservar y cancelar las ayudas audiovisuales portátiles disponibles. </text:p>
      <text:p text:style-name="Standard"/>
      <text:p text:style-name="Standard">Generalidades <text:s/></text:p>
      <text:p text:style-name="Standard"><text:s text:c="3"/>Para la realización del proyecto se debe tener en cuenta: <text:s text:c="3"/></text:p>
      <text:p text:style-name="Standard">Los grupos de trabajo son de mínimo cuatro estudiantes y máximo cinco. <text:s text:c="2"/></text:p>
      <text:p text:style-name="Standard">Las entregas del proyecto deben ser presentadas por escrito y en <text:s/></text:p>
      <text:p text:style-name="Standard"><text:s text:c="8"/>las fechas preestablecidas. <text:s text:c="3"/></text:p>
      <text:p text:style-name="Standard">La sustentación del <text:s/>proyecto se debe realizar en las horas y <text:s/></text:p>
      <text:p text:style-name="Standard"><text:s text:c="8"/>fechas que se definan para ello, e incluye lo siguiente: <text:s text:c="3"/></text:p>
      <text:p text:style-name="Standard">Documento final de desarrollo con todas las correcciones sugeridas en las entregas parciales. <text:s text:c="2"/></text:p>
      <text:p text:style-name="Standard">Código fuente y ejecutable de la aplicación desarrollada en <text:s/></text:p>
      <text:p text:style-name="Standard"><text:s text:c="17"/>un CD. <text:s text:c="3"/></text:p>
      <text:p text:style-name="Standard">Archivo de texto (LEEME.TXT) con especificaciones y <text:s/></text:p>
      <text:p text:style-name="Standard"><text:s text:c="16"/>cualquier texto que considere necesario para ejecutar la <text:s/></text:p>
      <text:p text:style-name="Standard"><text:s text:c="16"/>aplicación. <text:s text:c="3"/></text:p>
      <text:p text:style-name="Standard"><text:s/></text:p>
      <text:p text:style-name="Standard">Especificaciones <text:s text:c="2"/></text:p>
      <text:p text:style-name="Standard"><text:s/>Algunas especificaciones que se deben tener en cuenta para el desarrollo del proyecto: <text:s text:c="3"/></text:p>
      <text:p text:style-name="Standard"><text:s/>La Aplicación debe ser desarrollada con el Lenguaje de Programación orientado a objetos: Java o C++. <text:s text:c="2"/></text:p>
      <text:p text:style-name="Standard"><text:s/>La Aplicación debe funcionar en el sistema operativo Linux o Windows. <text:s text:c="2"/></text:p>
      <text:p text:style-name="Standard"><text:s/>La Aplicación debe ser desarrollada para funcionar con el DBMS PostgreSQL </text:p>
      <text:p text:style-name="Standard"><text:s text:c="11"/>o MySQL. <text:s text:c="3"/></text:p>
      <text:p text:style-name="Standard">Todos los elementos adicionales que usted realice en el proyecto serán tenidos en cuenta para la calificación final del proyecto, al <text:s/></text:p>
      <text:p text:style-name="Standard"><text:s/>momento de la sustentación del mismo especifique qué elementos adicionales realizó para revisar si se pueden considerar como tales.</text:p>
      <text:p text:style-name="Standard"><text:s/></text:p>
      <text:p text:style-name="Standard">Herramientas, software y referencias <text:s text:c="2"/></text:p>
      <text:p text:style-name="Standard">Herramientas de Software para el desarrollo: <text:s text:c="3"/></text:p>
      <text:p text:style-name="Standard">Rational Rose, herramienta para el modelamiento con UML http://www.rational.com/products/rosert/index.jsp <text:s text:c="2"/></text:p>
      <text:p text:style-name="Standard">Dia, herramienta para construcción de diagramas incluye soporte para UML .http://www.lysator.liu.se/~alla/dia/ <text:s text:c="2"/></text:p>
      <text:p text:style-name="Standard">ArgoUML, herramienta para el modelamiento con UML, escrita en Java <text:s text:c="2"/></text:p>
      <text:p text:style-name="Standard"><text:s text:c="6"/>http://argouml.tigris.org/ <text:s text:c="3"/></text:p>
      <text:p text:style-name="Standard">Pgaccess, Herramienta Libre para el manejo de Bases de Datos PostgreSQL. http://www.pgaccess.org <text:s text:c="2"/></text:p>
      <text:p text:style-name="Standard">JDBC, API para acceso a bases de datos http://java.sun.com/products/jdbc/ <text:s text:c="2"/></text:p>
      <text:p text:style-name="Standard">Java, Lenguaje de Programación Orientado a Objetos <text:s/>http://java.sun.com/ <text:s text:c="3"/></text:p>
      <text:p text:style-name="Standard"><text:s text:c="2"/></text:p>
      <text:p text:style-name="Standard">Calificación <text:s text:c="3"/></text:p>
      <text:p text:style-name="Standard">El conjunto de entregas del proyecto seis (6) en total, tendrán un valor del 50% sobre la calificación total del proyecto. La especificación del valor de cada entrega del proyecto podrá ser revisada en la metodología del curso. <text:s text:c="4"/></text:p>
      <text:p text:style-name="Standard"><text:s text:c="3"/></text:p>
      <text:p text:style-name="Standard">La implementación del software tendrá un valor total del 50% sobre la calificación total del proyecto. <text:s text:c="2"/></text:p>
      <text:p text:style-name="Standard"><text:s/></text:p>
      <text:p text:style-name="Standard">Contenido de las entregas para el proyecto. <text:s text:c="3"/></text:p>
      <text:p text:style-name="Standard"><text:s text:c="4"/></text:p>
      <text:p text:style-name="Standard">Entrega 1: Fase de iniciación - Análisis del negocio <text:s text:c="3"/></text:p>
      <text:p text:style-name="Standard">Definición del sistema <text:s text:c="2"/></text:p>
      <text:p text:style-name="Standard">Lista de actores y objetivos <text:s text:c="2"/></text:p>
      <text:p text:style-name="Standard">Diagrama de casos de uso del negocio y descripción de casos de uso en formato de alto nivel <text:s text:c="2"/></text:p>
      <text:p text:style-name="Standard">Análisis de riesgos <text:s text:c="3"/></text:p>
      <text:p text:style-name="Standard"><text:s/></text:p>
      <text:p text:style-name="Standard">Entrega 2: <text:s text:c="2"/></text:p>
      <text:p text:style-name="Standard"><text:s text:c="6"/>Fase de iniciación - Requerimientos <text:s text:c="2"/></text:p>
      <text:p text:style-name="Standard"><text:s text:c="6"/>- <text:s text:c="2"/>Definición de Requerimientos (funcionales y no funcionales) <text:s text:c="2"/></text:p>
      <text:p text:style-name="Standard"><text:s text:c="6"/>Fase de elaboración <text:s text:c="2"/></text:p>
      <text:p text:style-name="Standard">- <text:s text:c="3"/>Definición de los casos de uso del sistema y <text:s/>su descripción en formato esencial expandido. <text:s text:c="2"/></text:p>
      <text:p text:style-name="Standard">- <text:s text:c="3"/>Modelo conceptual: Identificación de conceptos, modelo conceptual y glosario de términos. <text:s text:c="3"/></text:p>
      <text:p text:style-name="Standard"><text:s text:c="2"/></text:p>
      <text:p text:style-name="Standard">Entrega 3: <text:s text:c="3"/></text:p>
      <text:p text:style-name="Standard">Casos de uso reales <text:s text:c="2"/></text:p>
      <text:p text:style-name="Standard">Diagramas de secuencia del sistema <text:s text:c="3"/></text:p>
      <text:p text:style-name="Standard"><text:s/></text:p>
      <text:p text:style-name="Standard">Entrega 4: <text:s text:c="2"/></text:p>
      <text:p text:style-name="Standard">- <text:s text:c="3"/>Diagramas de interacción (de secuencia o de colaboración) <text:s text:c="3"/></text:p>
      <text:p text:style-name="Standard"><text:s/></text:p>
      <text:p text:style-name="Standard">Entrega 5: <text:s text:c="2"/></text:p>
      <text:p text:style-name="Standard">- <text:s text:c="3"/>Diagrama de clases y diseño de la Base de Datos <text:s text:c="3"/></text:p>
      <text:p text:style-name="Standard"><text:s/></text:p>
      <text:p text:style-name="Standard"><text:s/>Entrega 6: Fase de Construcción <text:s text:c="2"/></text:p>
      <text:p text:style-name="Standard">- <text:s text:c="3"/>Diagramas de interacción de los casos de uso de administración de la información (modificación y eliminación de datos en la base de da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Jorge Cuadrado</meta:initial-creator>
    <meta:creation-date>2006-02-14T21:20:29</meta:creation-date>
    <dc:creator>Jorge Cuadrado</dc:creator>
    <dc:date>2006-02-14T21:37:20</dc:date>
    <dc:language>en-US</dc:language>
    <meta:editing-cycles>2</meta:editing-cycles>
    <meta:editing-duration>PT1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8" meta:word-count="1127" meta:character-count="7745"/>
  </office:meta>
</office:document-meta>
</file>